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EVO Reset Service</text:p>
      <text:p text:style-name="P7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2"><text:span text:style-name="T1">- убрал громкий бум при ошибках и при выходе из страницы помощи.</text:span>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килобайт.</text:span></text:p>
      <text:p text:style-name="P3">- удалена очистка страниц памяти.</text:p>
      <text:p text:style-name="P3">- переделано форматирование рамдиска с учетом его нового формата.</text:p>
      <text:p text:style-name="P3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3">- рамдиск усложнился, в первой странице рамдиска создается таблица дорожек и секторов. Для <text:span text:style-name="T2">FDI </text:span>образа конвертируется заголок, для <text:span text:style-name="T2">TRD </text:span>и <text:span text:style-name="T2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3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3">- сделано принудительное определение <text:span text:style-name="T2">FAT </text:span>даже при наличии <text:span text:style-name="T2">MBR.</text:span></text:p>
      <text:p text:style-name="P3">- начало рамдиска переехало на одну страницу вниз.</text:p>
      <text:p text:style-name="P3"/>
      <text:p text:style-name="P3">28.11.2010 Версия 0.24 Изменения.</text:p>
      <text:p text:style-name="P3">- изменен прошивальщик ПЗУ. Теперь прошивает все ПЗУ полностью все 512 Кб. Соотвественно в файловом окне отображаются только <text:span text:style-name="T2">ROM </text:span>файлы размером 512 Кб. Файлы размером 64 Кб не отображаются и не прошиваются.</text:p>
      <text:p text:style-name="P3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3">- устранено появление мышиного курсора при выборе конфигурации и при переключении турбо режима.</text:p>
      <text:p text:style-name="P3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как вызывать.</text:span></text:p>
      <text:p text:style-name="P3">- исправлено вылезание курсора в файловом окне при отсуствии файлов и нажатии кнопки перехода на страницу вверх.</text:p>
      <text:p text:style-name="P3">- поправлена упущенная возможность запуска кодовых блоков через <text:span text:style-name="T2">«FAT boot» </text:span>с возможностью выхода в Бейсик.</text:p>
      <text:p text:style-name="P3"/>
      <text:p text:style-name="P3">13.11.2010 Версия 0.22 Добавление функционала и исправление ошибки.</text:p>
      <text:p text:style-name="P3">- исправлена ошибка высчитывания остатка загрузки в страницу памяти при загрузке <text:span text:style-name="T2">SCL </text:span>файлов.</text:p>
      <text:p text:style-name="P3">- добавлен<text:span text:style-name="T2"> </text:span>пункт <text:span text:style-name="T2">«Update FLASH ROM»</text:span> для быстрого обновления прошивок ПЗУ. </text:p>
      <text:p text:style-name="P3"/>
      <text:p text:style-name="P3">03.11.2010 Версия 0.21 Добавление функционала для поддержки <text:span text:style-name="T2">EVO-DOS.</text:span></text:p>
      <text:p text:style-name="P3">- добавлена возможность капирования в память для виртуального дисковода <text:span text:style-name="T2">TRD </text:span>и <text:span text:style-name="T2">SCL </text:span>(раскрытие образов);</text:p>
      <text:p text:style-name="P3"><text:soft-page-break/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">DOS #3D13</text:span>;</text:p>
      <text:p text:style-name="P3">- на экране добавлена возможность менять виртуальный дискововод не только клавишей <text:span text:style-name="T2">“Y”, </text:span>но и при помощи мыши;</text:p>
      <text:p text:style-name="P3">- внизу экрана добавлен краткая помощь по клавишам не задействованным в меню и клавише вызова краткой помощи по основному управлению (<text:span text:style-name="T2">H+RESET);</text:span></text:p>
      <text:p text:style-name="P3">- переименованны пункты сервис меню для работы с рамдиском. Теперь пункты начинаются со слова <text:span text:style-name="T2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3">- исправлено невозможность выхода из ошибочной ситуации с выводом окна. При выдаче окна прерывания были зпрещены.</text:p>
      <text:p text:style-name="P3"/>
      <text:p text:style-name="P3">21.10.2010 Версия 0.2.1 Исправление ошибок.</text:p>
      <text:p text:style-name="P3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3">- исправлено зависание при включение мыши по кнопке 9.</text:p>
      <text:p text:style-name="P3">- исправлен вылет в Бейсик при отсуствии мыши и попытке ее включения.</text:p>
      <text:p text:style-name="P3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3"/>
      <text:p text:style-name="P3">07.10.2010 Версия 0.1A4 Продолжение переделок, тестовая версия.</text:p>
      <text:p text:style-name="P3">- исправлен вывод файлов и директорий при количестве больше высоты окна (скроллинг и страничное перемещение).</text:p>
      <text:p text:style-name="P3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3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файлов.</text:span></text:p>
      <text:p text:style-name="P2">- <text:span text:style-name="T1">немного переделан детект мыши и часов.</text:span></text:p>
      <text:p text:style-name="P3">- еще немного поэкспериментировал с отображением горячих клавиш в менюшках. <text:s/></text:p>
      <text:p text:style-name="P3"/>
      <text:p text:style-name="P2"><text:span text:style-name="T1">25.09.2010 Версия 0.1</text:span>A<text:span text:style-name="T1">2 Продолжение переделок, тестовая версия.</text:span></text:p>
      <text:p text:style-name="P3">- переделал некоторые меню по внешнему виду для общего стиля.</text:p>
      <text:p text:style-name="P3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3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3">- переделка внешнего вида.</text:p>
      <text:p text:style-name="P3">- переделана обработка горячих клавиш.</text:p>
      <text:p text:style-name="P3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3"/>
      <text:p text:style-name="P2">17.09.2010 <text:span text:style-name="T1">Версия 0.1А Вторая ревизия сорцов, тестовая версия.</text:span></text:p>
      <text:p text:style-name="P3"><text:soft-page-break/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3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3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3">- исправил смену режимов без перерисовки экрана.</text:p>
      <text:p text:style-name="P3">- при смене дисковода перерисовка происходит из-за возможно открытого файлового меню.</text:p>
      <text:p text:style-name="P3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3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3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3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3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3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3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oft-page-break/><text:span text:style-name="T1">- исправлено НЕ выставление режимов компа при загрузке/запуске из </text:span>HOBETA <text:span text:style-name="T1">файлов.</text:span></text:p>
      <text:p text:style-name="P3">- исправлена возможность загрузки файлов размером максимум 40960 байт. В предыдущих версиях размер был максимум 40959 байт.</text:p>
      <text:p text:style-name="P3"/>
      <text:p text:style-name="P3">22.02.2010 Версия 0.11 Исправлен первый глюк.</text:p>
      <text:p text:style-name="P3">- неправильно отдавался тип <text:span text:style-name="T2">FAT </text:span>устройства микрозагрузчику <text:span text:style-name="T2">HOBETA </text:span>файлов.</text:p>
      <text:p text:style-name="P2"/>
      <text:p text:style-name="P2">21.02.2010 <text:span text:style-name="T1">Версия 0.1 Проверка и тестирование. </text:span></text:p>
      <text:p text:style-name="P4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5"><text:span text:style-name="T5">- все исходники разбиты на несколько файлов по смыслу, хотя распределение не окончательное и </text:span><text:span text:style-name="T5">местами не точное. Многое осталось от исходного </text:span><text:span text:style-name="T3">GLUK</text:span><text:span text:style-name="T5">а. Так сказать «забадяжил» на старых дрожжах.</text:span></text:p>
      <text:p text:style-name="P5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5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5"><text:span text:style-name="T5">- полностью удален </text:span><text:span text:style-name="T3">PC.</text:span></text:p>
      <text:p text:style-name="P5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5"><text:span text:style-name="T3">- </text:span><text:span text:style-name="T5">удалены из исходников все опции связанные с компиляцией для АТМ.</text:span></text:p>
      <text:p text:style-name="P3">- убрана прозрачность окон.</text:p>
      <text:p text:style-name="P3">- убран вывод на экран уменьшенных копий сохраненных экранов, что создавало мусор на экране.</text:p>
      <text:p text:style-name="P5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5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</text:span><text:span text:style-name="T3">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</text:span><text:span text:style-name="T5">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1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3">- временно убрана раскраска главного окна.</text:p>
      <text:p text:style-name="P5"><text:span text:style-name="T5">- у часов теперь не 2 состояния, а 3. Часы не найдены, на экране надпись </text:span><text:span text:style-name="T3">«NO CMOS». </text:span><text:span text:style-name="T5">Часы </text:span><text:span text:style-name="T5">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5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</text:span><text:span text:style-name="T5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5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</text:span><text:span text:style-name="T5">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3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5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</text:span><text:span text:style-name="T5">перерисовкой экрана без главного меню и выбранном диске </text:span><text:span text:style-name="T3">«A».</text:span></text:p>
      <text:p text:style-name="P4"><text:span text:style-name="T3">- </text:span><text:span text:style-name="T4">из-за использования части старого кода и неизменном (пока) главном цикле опроса управления не устранен глюк с блокировкой клавиатуры. При наведении курсора мыши на буковки выбора дисководов </text:span><text:span text:style-name="T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4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5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4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4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1-08T23:09:37.95</dc:date>
    <meta:editing-duration>PT464H18M27S</meta:editing-duration>
    <meta:editing-cycles>84</meta:editing-cycles>
    <meta:generator>OpenOffice.org/3.2$Win32 OpenOffice.org_project/320m18$Build-9502</meta:generator>
    <meta:document-statistic meta:table-count="0" meta:image-count="0" meta:object-count="0" meta:page-count="4" meta:paragraph-count="131" meta:word-count="1856" meta:character-count="12661"/>
  </office:meta>
</office:document-meta>
</file>